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Frame_20_contents">
      <style:paragraph-properties fo:text-align="justify" style:justify-single-word="false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4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1" style:family="paragraph" style:parent-style-name="Frame_20_contents">
      <style:paragraph-properties fo:text-align="justify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officeooo:rsid="00ad7c61" officeooo:paragraph-rsid="006432c5"/>
    </style:style>
    <style:style style:name="MP64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commercial_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commercial_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commercial_partner_id.start_date&quot;&gt;">If</text:text-input></text:span><text:span text:style-name="MT18"><text:text-input text:description="&lt;formatLang(company.partner_id.commercial_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2', '206', '207', '211', '212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1"><text:text-input text:description="&lt;/if&gt;">if</text:text-input></text:p>
              <text:p text:style-name="MP42"/>
            </table:table-cell>
            <table:table-cell table:style-name="Tabla1.B1" office:value-type="string">
              <text:p text:style-name="MP43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7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9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0"><draw:frame draw:style-name="Mfr3" draw:name="image: asimage(o.afip_barcode_img)" text:anchor-type="paragraph" svg:y="-0.82cm" svg:width="6.364cm" draw:z-index="2"><draw:text-box fo:min-height="0.744cm"><text:p text:style-name="MP61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2"><text:placeholder text:placeholder-type="text">&lt;o.afip_barcode&gt;</text:placeholder></text:p>
            </table:table-cell>
          </table:table-row>
        </table:table>
        <text:p text:style-name="MP63"/>
        <text:p text:style-name="MP63"/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1-28T12:28:30.151906242</dc:date>
    <meta:editing-duration>P3DT5H54M39S</meta:editing-duration>
    <meta:editing-cycles>566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38" meta:character-count="2695" meta:non-whitespace-character-count="2502"/>
  </office:meta>
</office:document-meta>
</file>